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Preformatted_20_Text">
      <style:text-properties officeooo:rsid="001f2bc2" officeooo:paragraph-rsid="001f2bc2"/>
    </style:style>
    <style:style style:name="P3" style:family="paragraph" style:parent-style-name="Preformatted_20_Text">
      <style:text-properties officeooo:rsid="00222845" officeooo:paragraph-rsid="00222845"/>
    </style:style>
    <style:style style:name="P4" style:family="paragraph" style:parent-style-name="Preformatted_20_Text">
      <style:text-properties officeooo:rsid="00222845" officeooo:paragraph-rsid="0024bd1c"/>
    </style:style>
    <style:style style:name="P5" style:family="paragraph" style:parent-style-name="Preformatted_20_Text">
      <style:text-properties fo:font-size="10pt" fo:font-weight="normal" officeooo:rsid="0024080f" officeooo:paragraph-rsid="0024bd1c" style:font-size-asian="10pt" style:font-weight-asian="normal" style:font-size-complex="10pt" style:font-weight-complex="normal"/>
    </style:style>
    <style:style style:name="P6" style:family="paragraph" style:parent-style-name="Preformatted_20_Text">
      <style:text-properties fo:font-size="10pt" fo:font-weight="normal" officeooo:rsid="00280b0f" officeooo:paragraph-rsid="00280b0f" style:font-size-asian="10pt" style:font-weight-asian="normal" style:font-size-complex="10pt" style:font-weight-complex="normal"/>
    </style:style>
    <style:style style:name="P7" style:family="paragraph" style:parent-style-name="Preformatted_20_Text">
      <style:text-properties fo:font-size="13pt" fo:font-weight="bold" officeooo:rsid="00280b0f" officeooo:paragraph-rsid="00280b0f" style:font-size-asian="13pt" style:font-weight-asian="bold" style:font-size-complex="13pt" style:font-weight-complex="bold"/>
    </style:style>
    <style:style style:name="P8" style:family="paragraph" style:parent-style-name="Preformatted_20_Text">
      <style:text-properties fo:font-size="10pt" fo:font-weight="normal" officeooo:rsid="00280b0f" officeooo:paragraph-rsid="00280b0f" style:font-size-asian="10pt" style:font-weight-asian="normal" style:font-size-complex="10pt" style:font-weight-complex="normal"/>
    </style:style>
    <style:style style:name="P9" style:family="paragraph" style:parent-style-name="Preformatted_20_Text">
      <style:text-properties fo:font-size="13pt" style:text-underline-style="none" fo:font-weight="bold" officeooo:rsid="002d7dce" officeooo:paragraph-rsid="002d7dce" style:font-size-asian="13pt" style:font-weight-asian="bold" style:font-size-complex="13pt" style:font-weight-complex="bold"/>
    </style:style>
    <style:style style:name="P10" style:family="paragraph" style:parent-style-name="Preformatted_20_Text">
      <style:text-properties fo:font-size="13pt" fo:font-weight="bold" officeooo:rsid="002bb0d7" officeooo:paragraph-rsid="002bb0d7" style:font-size-asian="13pt" style:font-weight-asian="bold" style:font-size-complex="13pt" style:font-weight-complex="bold"/>
    </style:style>
    <style:style style:name="T1" style:family="text">
      <style:text-properties fo:color="#c9211e" loext:opacity="100%"/>
    </style:style>
    <style:style style:name="T2" style:family="text">
      <style:text-properties fo:color="#00a933" loext:opacity="100%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2bb0d7" style:font-size-asian="13pt" style:font-weight-asian="bold" style:font-size-complex="13pt" style:font-weight-complex="bold"/>
    </style:style>
    <style:style style:name="T5" style:family="text">
      <style:text-properties fo:font-size="10pt" fo:font-weight="normal" officeooo:rsid="0024080f" style:font-size-asian="10pt" style:font-weight-asian="normal" style:font-size-complex="10pt" style:font-weight-complex="normal"/>
    </style:style>
    <style:style style:name="T6" style:family="text">
      <style:text-properties officeooo:rsid="002bb0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hp_Uv3XXVNw3yur53xMbjnF7nBVIqRPTb2bxbM2</text:p>
      <text:p text:style-name="P1"/>
      <text:p text:style-name="P1">COMANDOS GIT:</text:p>
      <text:p text:style-name="Preformatted_20_Text"/>
      <text:p text:style-name="Preformatted_20_Text"><text:span text:style-name="T3">git init</text:span>: crea un repositorio asociado a una carpeta.</text:p>
      <text:p text:style-name="Preformatted_20_Text"/>
      <text:p text:style-name="Preformatted_20_Text"><text:span text:style-name="T3">git status -s </text:span>: lista el contenido del repositorio git</text:p>
      <text:p text:style-name="Preformatted_20_Text"/>
      <text:p text:style-name="Preformatted_20_Text"><text:tab/><text:span text:style-name="T1">??</text:span><text:tab/>el archivo o carpeta no tiene seguimiento</text:p>
      <text:p text:style-name="Preformatted_20_Text"><text:tab/><text:span text:style-name="T2">A </text:span><text:tab/>el archivo o carpeta pasa al área de ensaño y que tiene seguimiento <text:tab/><text:tab/>git.</text:p>
      <text:p text:style-name="Preformatted_20_Text"/>
      <text:p text:style-name="Preformatted_20_Text"><text:span text:style-name="T3">git add .</text:span> : pasa el contenido de la carpeta al área de ensayo.</text:p>
      <text:p text:style-name="Preformatted_20_Text"/>
      <text:p text:style-name="P2"><text:span text:style-name="T3">Git commit -m</text:span> “comentario o nombre del estado del repositorio”</text:p>
      <text:p text:style-name="P3"/>
      <text:p text:style-name="P3"><text:span text:style-name="T3">Git log –-oneline</text:span> para ver los commits</text:p>
      <text:p text:style-name="P3"/>
      <text:p text:style-name="P4"><text:span text:style-name="T3">git reset --hard</text:span> <text:span text:style-name="T3">“codigo commit” <text:s/></text:span><text:span text:style-name="T5">restaura hasta el commit indicado y </text:span></text:p>
      <text:p text:style-name="P5"/>
      <text:p text:style-name="P5">se pierde el trabajo posterior</text:p>
      <text:p text:style-name="P5"/>
      <text:p text:style-name="P6">tags: permiten especificar versiones de un mismo proyecto</text:p>
      <text:p text:style-name="P6"/>
      <text:p text:style-name="P6"><text:tab/><text:span text:style-name="T4">Git</text:span><text:span text:style-name="T3"> tag nombre_etiqueta -m “mensaje commit” </text:span></text:p>
      <text:p text:style-name="P7"><text:tab/></text:p>
      <text:p text:style-name="P6"><text:span text:style-name="T3"><text:tab/>git push –tags</text:span> (para que las etiquetas tengan efecto en github)</text:p>
      <text:p text:style-name="P6"/>
      <text:p text:style-name="P6"/>
      <text:p text:style-name="P10">Clonar repositorio</text:p>
      <text:p text:style-name="P10"/>
      <text:p text:style-name="P9"><text:tab/>git clone URL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7T08:59:58.453959953</dc:date>
    <meta:editing-duration>PT23M46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123" meta:character-count="744" meta:non-whitespace-character-count="626"/>
  </office:meta>
</office:document-meta>
</file>